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9.97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CUSTOM:PWIDE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_PLANIM:2,0,10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_PLANIM:2,1,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_PLANIM:2,2,150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_PLANIM:2,1,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_CUSTOM:PUNWIDE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MOVE:y1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_PLANIM:4,0,1500&amp;pl_SETDIR:3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TEXT:intro2&amp;nathanA_ANIMSTATE:[2,3,2,8,true]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_CLEARTEXT&amp;nathanA_ANIMSTATE:[2,3,1,0,false]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PLANIM:4,0,1000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pl_SETDIR:3&amp;nathanA_ANIMSTATE:[2,4,2,8,true]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ANIMSTATE:[2,4,1,8,false]&amp;_PLANIM:4,3,1500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pl_SETDIR:3&amp;nathanA_ANIMSTATE:[2,4,2,8,true]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2</text:p>
          </table:table-cell>
          <table:table-cell office:value-type="string">
            <text:p>_CLEARTEXT&amp;nathanA_ANIMSTATE:[0,2,4,8]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3</text:p>
          </table:table-cell>
          <table:table-cell office:value-type="string">
            <text:p>_GO2:["producestand",10,5]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STATE:[2,3,2,8,true]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STATE:[0,1,4,-1,true]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STATE:[0,3,2,8]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STATE:[0,2,4,8,false]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ISMOVING:true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ISMOVING:false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STATE:[0,3,2,8,true]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STATE:[0,4,4,-1]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STATE:[0,0,2,-1]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rying to head to Town before going to Farm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armFirst0</text:p>
          </table:table-cell>
          <table:table-cell office:value-type="string">
            <text:p>?[{"q":"player.completedQuest('bigBot')","v":1},{"q":"true","v":2}]</text:p>
          </table:table-cell>
          <table:table-cell table:style-name="ce9" table:number-columns-repeated="1022"/>
        </table:table-row>
        <table:table-row table:style-name="ro1">
          <table:table-cell office:value-type="string">
            <text:p>farmFirst1</text:p>
          </table:table-cell>
          <table:table-cell office:value-type="string">
            <text:p>_GO2:["firstvillage",21,1]</text:p>
          </table:table-cell>
          <table:table-cell table:style-name="ce9" table:number-columns-repeated="1022"/>
        </table:table-row>
        <table:table-row table:style-name="ro1">
          <table:table-cell table:style-name="ce4" office:value-type="string">
            <text:p>farmFirst2</text:p>
          </table:table-cell>
          <table:table-cell office:value-type="string">
            <text:p>_TEXT:farmFirst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VISIBLE:true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SHIFTY:2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TEXT:lakeFinish&amp;eggFairy_VISIBLE:false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TEXT:lakeeggTruth&amp;eggFairy_SHIFTY:1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VISIBLE:false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(3-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,turky,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MONEY:-500&amp;_GIVE:~strongsoil&amp;_COMPLETEQUEST:rabbitShit&amp;_TEXT:rabbit(4-7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OMPLETEQUEST:limeAndTheCoconut&amp;_TAKE:goldegg,1&amp;_GIVE:coconut,2&amp;_TEXT:lime.egg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OMPLETEQUEST:rapbattle&amp;_GIVE:battery,10&amp;_TEXT:rap.normalgift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OMPLETEQUEST:rapbattle&amp;_TAKE:coconut,1&amp;_GIVE:gmocorn,2&amp;_TEXT:rap.coconut7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(0-11)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(11-1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_TEXT:w22&amp;_END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_TEXT:w21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IGH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_COMPLETEQUEST:helpSeaMonster&amp;_COMPLETEQUEST:getHeart&amp;_TEXT:smD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SHIFTY:7&amp;KelpBoy_SHIFTY:7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office:value-type="string">
            <text:p>_TEXT:kelpBoy1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office:value-type="string">
            <text:p>_TEXT:vaseDo3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ISMOVING:false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ISMOVING:true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ISMOVING:false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HK_ISMOVING:true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(9-12)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_TEXT:arf.thanks&amp;_END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_TEXT:arf3&amp;_END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END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TEXT:arf.good2&amp;_COMPLETEQUEST:croutonsFishingAdventure&amp;_END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bruno_SETDIR:0&amp;bruno_ISMOVING:false&amp;_TEXT:entercity(3-11)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table:style-name="ce8" office:value-type="string">
            <text:p>?[{"q":"d===0","v":18},{"q":"d===1","v":22}]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_CUSTOM:SKUMPYTURN&amp;_TEXT:entercity0.(0-3)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_TEXT:entercity1.(0-5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_CUSTOM:SKUMPYCLEAN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USTOM:BRUNOBEAT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_GIVE:asparagus,20&amp;_MONEY:10000&amp;_TEXT:kindLadyNorm3&amp;_COMPLETEQUEST:abuelitaBonita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_GIVE:notdrugs,6&amp;_MONEY:20000&amp;_TEXT:kindLadyGood3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USTOM:MOBFLEE&amp;_TEXT:beatMob11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1">01/01/2018</text:date>, <text:time>15:4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8-01-01T15:43:50.03</dc:date>
    <dc:creator>Seab Dinch</dc:creator>
    <meta:editing-duration>P3DT13H14M8S</meta:editing-duration>
    <meta:editing-cycles>310</meta:editing-cycles>
    <meta:generator>OpenOffice/4.1.2$Win32 OpenOffice.org_project/412m3$Build-9782</meta:generator>
    <meta:document-statistic meta:table-count="3" meta:cell-count="788" meta:object-count="0"/>
  </office:meta>
</office:document-meta>
</file>